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84575B20F33D085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fals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Leyenda_20_sanción">
      <style:text-properties officeooo:paragraph-rsid="00283194"/>
    </style:style>
    <style:style style:name="P8" style:family="paragraph" style:parent-style-name="Leyenda_20_sanción">
      <style:text-properties officeooo:rsid="0031781d" officeooo:paragraph-rsid="0031781d"/>
    </style:style>
    <style:style style:name="P9" style:family="paragraph" style:parent-style-name="Texto_20_normas">
      <style:paragraph-properties fo:margin-left="0cm" fo:margin-right="0cm" fo:text-indent="0cm" style:auto-text-indent="false"/>
    </style:style>
    <style:style style:name="P10" style:family="paragraph" style:parent-style-name="Títulos_20_normas">
      <style:text-properties officeooo:rsid="002323eb" officeooo:paragraph-rsid="002323eb"/>
    </style:style>
    <style:style style:name="P11" style:family="paragraph" style:parent-style-name="Texto_20_normas">
      <style:text-properties officeooo:rsid="002323eb" officeooo:paragraph-rsid="002323eb"/>
    </style:style>
    <style:style style:name="P12" style:family="paragraph" style:parent-style-name="Descripción_20_Sintética" style:master-page-name="">
      <loext:graphic-properties draw:fill="none"/>
      <style:paragraph-properties fo:margin-left="6.001cm" fo:margin-right="0cm" fo:margin-top="0cm" fo:margin-bottom="1cm" loext:contextual-spacing="false" fo:text-align="justify" style:justify-single-word="false" fo:text-indent="-6.001cm" style:auto-text-indent="false" style:page-number="auto" fo:background-color="transparent">
        <style:tab-stops>
          <style:tab-stop style:position="0.39cm"/>
          <style:tab-stop style:position="6.001cm"/>
        </style:tab-stops>
      </style:paragraph-properties>
      <style:text-properties officeooo:paragraph-rsid="002323eb"/>
    </style:style>
    <style:style style:name="P13" style:family="paragraph" style:parent-style-name="Autores" style:master-page-name="">
      <loext:graphic-properties draw:fill="none"/>
      <style:paragraph-properties fo:margin-left="2.401cm" fo:margin-right="0cm" fo:margin-top="0cm" fo:margin-bottom="0.499cm" loext:contextual-spacing="false" fo:text-align="justify" style:justify-single-word="false" fo:text-indent="-2.401cm" style:auto-text-indent="false" style:page-number="auto" fo:background-color="transparent">
        <style:tab-stops/>
      </style:paragraph-properties>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9180d"/>
    </style:style>
    <style:style style:name="T7" style:family="text">
      <style:text-properties officeooo:rsid="003c141f"/>
    </style:style>
    <style:style style:name="T8" style:family="text">
      <style:text-properties fo:font-style="italic" style:font-style-asian="italic" style:font-style-complex="italic"/>
    </style:style>
    <style:style style:name="T9" style:family="text">
      <style:text-properties fo:font-style="italic" officeooo:rsid="003cf734" style:font-style-asian="italic" style:font-style-complex="italic"/>
    </style:style>
    <style:style style:name="T10" style:family="text">
      <style:text-properties officeooo:rsid="003cf734"/>
    </style:style>
    <style:style style:name="T11" style:family="text">
      <style:text-properties fo:font-style="normal" officeooo:rsid="003cf734" style:font-style-asian="normal" style:font-style-complex="normal"/>
    </style:style>
    <style:style style:name="T12" style:family="text">
      <style:text-properties officeooo:rsid="003eaac9"/>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general"><text:span text:style-name="T5">DECLARACIÓN</text:span> N.º <text:span text:style-name="T7">2524-CM-19</text:span></text:p>
      <text:p text:style-name="P12">DESCRI<text:span text:style-name="T3">P</text:span>CIÓN SINTÉTICA: SE DECLARA DE INTERÉS MUNICIPAL, DEPORTIVO Y TURÍSTICO EL DUATLÓN DE OTOÑO <text:span text:style-name="T8">PABLO RAMOS 2019</text:span></text:p>
      <text:p text:style-name="Títulos_20_normas">ANTECEDENTES</text:p>
      <text:p text:style-name="Texto_20_normas">Carta Orgánica Municipal.</text:p>
      <text:p text:style-name="Texto_20_normas">Ordenanza 2071-CM-10: Jerarquización de las declaraciones de interés del Concejo Municipal. Reglamentación.</text:p>
      <text:p text:style-name="Texto_20_normas">Nota de Solicitud de <text:span text:style-name="T10">d</text:span>eclaración.</text:p>
      <text:p text:style-name="P10">FUNDAMENTOS</text:p>
      <text:p text:style-name="P11">El próximo domingo 12 de mayo, se desarrollará en nuestra ciudad el <text:span text:style-name="T10">d</text:span>uatlón de <text:span text:style-name="T10">o</text:span>toño <text:span text:style-name="T8">Pablo Ramos 2019</text:span>, organizada por la Subcomisión de Carreras de Aventuras del Club Andino Bariloche. El evento consiste en una carrera que complementa dos disciplinas, <text:span text:style-name="T8">trekking </text:span><text:span text:style-name="T11">y</text:span><text:span text:style-name="T8"> mountain bike</text:span>, que recorre el Cerro Catedral y sus alrededores, dentro del hermoso paisaje otoñal que caracteriza a San Carlos de Bariloche. Asimismo, muchos de los corredores participan en esta instancia a modo de entrenamiento para el Tetratlón del Catedral. En esta nueva edición se implementará también el<text:span text:style-name="T8"> </text:span><text:span text:style-name="T9">r</text:span><text:span text:style-name="T8">unning</text:span>, para que aquellos inscriptos que s<text:span text:style-name="T10">ó</text:span>lo implementen esta modalidad puedan participar.</text:p>
      <text:p text:style-name="P11">En particular, además de los detalles propios de la actividad, vale destacar la misma por el sentido que se le imprime al realizarla en memoria de Pablo Ramos, reconocido deportista, quien fuera en vida uno de los impulsores y directores del evento en sus anteriores ediciones.</text:p>
      <text:p text:style-name="P11">En la comunidad deportiva y en especial de montaña, se reconoce el impulso y energía que Pablo Ramos difundió entre sus pares. En la actualidad poder mantener vigente esta carrera, representa, lejos de lo competitivo, poder rescatar el valor humano de la misma, tanto por parte de los participantes, la organización y también por parte de Bicicletas por la Vida.</text:p>
      <text:p text:style-name="P11"><text:soft-page-break/>Es por ello, y atento a la trayectoria demostrada en este tipo de eventos previamente por el Club Andino Bariloche, el valor que tienen este tipo de iniciativas para un importante número de deportistas, tanto residentes como turistas, siendo además nuestra ciudad Capital del Turismo Aventura, y fundamentalmente reconociendo la importancia y valor de poder mantener viva la memoria de nuestro vecino Pablo Ramos, que consideramos oportuno acompañar esta nueva edición, declarando de interés municipal, de forma permanente la misma.</text:p>
      <text:p text:style-name="P13">AUTORES: Concejales Gerardo Ávila, Claudia Contreras, Diego Benítez, Julia Fernández, Viviana Gelain, Carlos Sánchez y Puente y Cristina Painefil. (JSB).</text:p>
      <text:p text:style-name="Colaboradores">COLABORADOR<text:span text:style-name="T10">A</text:span>: Ana Rojas.</text:p>
      <text:p text:style-name="Leyenda_20_aprobación">El proyecto original N.º <text:span text:style-name="T6">1185</text:span>/<text:span text:style-name="T6">19 </text:span>fue aprobado en la sesión del día <text:span text:style-name="T6">25</text:span> de <text:span text:style-name="T6">abril</text:span> de 201<text:span text:style-name="T5">9</text:span>, según consta en el Acta N.º <text:span text:style-name="T6">1112</text:span>/<text:span text:style-name="T6">19</text:span>. Por ello, en ejercicio de las atribuciones que le otorga el Art. 38 de la Carta Orgánica Municipal,</text:p>
      <text:p text:style-name="P7">EL CONCEJO MUNICIPAL DE SAN CARLOS DE BARILOCHE SANCIONA CON CARÁCTER DE </text:p>
      <text:p text:style-name="P8">DECLARACIÓN</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Texto_20_articulado">Se declara de interés <text:span text:style-name="T12">m</text:span>unicipal, deportivo y turístico el <text:span text:style-name="T10">d</text:span>uatlón de otoño <text:span text:style-name="T8">Pablo Ramos 2019</text:span>, que realiza anualmente por el Club Andino Bariloche.</text:p>
          </table:table-cell>
        </table:table-row>
        <table:table-row>
          <table:table-cell table:style-name="Articulado.A1" office:value-type="string">
            <text:p text:style-name="P6">Art. <text:span text:style-name="T4">2</text:span>°)</text:p>
          </table:table-cell>
          <table:table-cell table:style-name="Articulado.A1" office:value-type="string">
            <text:p text:style-name="Texto_20_articulado">La presente declaración no implica la obligatoriedad de efectuar erogaciones por parte de la Administración Municipal.</text:p>
          </table:table-cell>
        </table:table-row>
        <table:table-row>
          <table:table-cell table:style-name="Articulado.A1" office:value-type="string">
            <text:p text:style-name="P6">Art. <text:span text:style-name="T4">3</text:span>°)</text:p>
          </table:table-cell>
          <table:table-cell table:style-name="Articulado.A1" office:value-type="string">
            <text:p text:style-name="Texto_20_articulado">Comuníquese. Publíquese en el Boletín Oficial. Cumplido, archívese.</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cm" fo:break-before="page" table:align="left" style:writing-mode="lr-tb"/>
    </style:style>
    <style:style style:name="Tabla2.A" style:family="table-column">
      <style:table-column-properties style:column-width="5.182cm"/>
    </style:style>
    <style:style style:name="Tabla2.B" style:family="table-column">
      <style:table-column-properties style:column-width="4.579cm"/>
    </style:style>
    <style:style style:name="Tabla2.C" style:family="table-column">
      <style:table-column-properties style:column-width="5.23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4.8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1"><draw:image xlink:href="Pictures/10000000000000F10000005884575B20F33D0850.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3:46:56.643356801</meta:creation-date>
    <meta:generator>LibreOffice/5.1.6.2$Linux_X86_64 LibreOffice_project/10m0$Build-2</meta:generator>
    <meta:editing-duration>PT9M7S</meta:editing-duration>
    <meta:editing-cycles>6</meta:editing-cycles>
    <meta:initial-creator>Joaquín Pino Suarez</meta:initial-creator>
    <dc:date>2019-04-26T11:43:05.853448310</dc:date>
    <meta:document-statistic meta:table-count="2" meta:image-count="1" meta:object-count="0" meta:page-count="2" meta:paragraph-count="25" meta:word-count="474" meta:character-count="3083" meta:non-whitespace-character-count="2633"/>
  </office:meta>
</office:document-meta>
</file>